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79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65" calcext:value-type="currency" table:number-columns-spanned="2" table:number-rows-spanned="2">
            <text:p>$6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8-05" calcext:value-type="date">
            <text:p>08/05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7-26" calcext:value-type="date">
            <text:p>07/26/25</text:p>
          </table:table-cell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7-27" calcext:value-type="date">
            <text:p>07/27/25</text:p>
          </table:table-cell>
          <table:table-cell table:style-name="ce29"/>
          <table:table-cell table:style-name="ce39" table:number-columns-spanned="5" table:number-rows-spanned="1"/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8-03T17:10:46.017563546</dc:date>
    <meta:editing-duration>PT3H6M13S</meta:editing-duration>
    <meta:editing-cycles>54</meta:editing-cycles>
    <meta:generator>LibreOffice/7.4.7.2$Linux_AARCH64 LibreOffice_project/40$Build-2</meta:generator>
    <meta:document-statistic meta:table-count="1" meta:cell-count="51" meta:object-count="1"/>
  </office:meta>
</office:document-meta>
</file>